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08994" officeooo:paragraph-rsid="00008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om’s first GIT projec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4T08:26:51.430704775</dc:date>
    <meta:editing-duration>PT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31" meta:non-whitespace-character-count="26"/>
  </office:meta>
</office:document-meta>
</file>